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2" svg:font-family="FreeSans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handas" svg:font-family="Chandas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c9c2c" officeooo:paragraph-rsid="000c9c2c"/>
    </style:style>
    <style:style style:name="P2" style:family="paragraph" style:parent-style-name="Standard">
      <style:text-properties style:font-name="Liberation Serif" officeooo:rsid="000c9c2c" officeooo:paragraph-rsid="000dcaf6"/>
    </style:style>
    <style:style style:name="P3" style:family="paragraph" style:parent-style-name="Standard">
      <style:text-properties style:font-name="Liberation Serif" officeooo:rsid="000e977f" officeooo:paragraph-rsid="000e977f"/>
    </style:style>
    <style:style style:name="P4" style:family="paragraph" style:parent-style-name="Standard">
      <style:text-properties style:font-name="Liberation Serif" officeooo:rsid="000f36ea" officeooo:paragraph-rsid="000fc867"/>
    </style:style>
    <style:style style:name="P5" style:family="paragraph" style:parent-style-name="Standard">
      <style:text-properties style:font-name="Liberation Serif" fo:font-weight="normal" officeooo:rsid="000f36ea" officeooo:paragraph-rsid="000f36ea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dcaf6" officeooo:paragraph-rsid="000dcaf6" style:font-weight-asian="normal" style:font-weight-complex="normal"/>
    </style:style>
    <style:style style:name="P7" style:family="paragraph" style:parent-style-name="Standard">
      <style:text-properties style:font-name="Liberation Serif" officeooo:rsid="000fc867" officeooo:paragraph-rsid="0011b859"/>
    </style:style>
    <style:style style:name="P8" style:family="paragraph" style:parent-style-name="Standard">
      <style:text-properties style:font-name="Liberation Serif" officeooo:rsid="0011b859" officeooo:paragraph-rsid="0011b859"/>
    </style:style>
    <style:style style:name="P9" style:family="paragraph" style:parent-style-name="Standard">
      <style:text-properties style:font-name="Liberation Serif" officeooo:rsid="0011b859" officeooo:paragraph-rsid="0012320a"/>
    </style:style>
    <style:style style:name="P10" style:family="paragraph" style:parent-style-name="Standard">
      <style:text-properties style:font-name="Liberation Serif" officeooo:rsid="0012320a" officeooo:paragraph-rsid="0012320a" fo:background-color="#ffff00"/>
    </style:style>
    <style:style style:name="P11" style:family="paragraph" style:parent-style-name="Standard">
      <style:text-properties style:font-name="Liberation Serif" officeooo:rsid="000c9c2c" officeooo:paragraph-rsid="000c9c2c" fo:background-color="#ffff00"/>
    </style:style>
    <style:style style:name="P12" style:family="paragraph" style:parent-style-name="Standard">
      <style:text-properties style:font-name="Liberation Serif" officeooo:rsid="00136592" officeooo:paragraph-rsid="00136592"/>
    </style:style>
    <style:style style:name="P13" style:family="paragraph" style:parent-style-name="Standard">
      <style:text-properties style:font-name="Liberation Serif" fo:font-weight="bold" officeooo:rsid="000dcaf6" officeooo:paragraph-rsid="000dcaf6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e977f" officeooo:paragraph-rsid="000e977f" style:font-weight-asian="bold" style:font-weight-complex="bold"/>
    </style:style>
    <style:style style:name="P15" style:family="paragraph" style:parent-style-name="Standard">
      <style:text-properties style:font-name="Liberation Serif" officeooo:rsid="000ade55" officeooo:paragraph-rsid="000ade55"/>
    </style:style>
    <style:style style:name="P16" style:family="paragraph" style:parent-style-name="Standard">
      <style:text-properties style:font-name="Liberation Serif" officeooo:rsid="000ade55" officeooo:paragraph-rsid="000b063c"/>
    </style:style>
    <style:style style:name="P17" style:family="paragraph" style:parent-style-name="Standard">
      <style:text-properties style:font-name="Liberation Serif" officeooo:rsid="000b6825" officeooo:paragraph-rsid="000c0613"/>
    </style:style>
    <style:style style:name="T1" style:family="text">
      <style:text-properties officeooo:rsid="000b063c"/>
    </style:style>
    <style:style style:name="T2" style:family="text">
      <style:text-properties fo:color="#ff0000" officeooo:rsid="000b063c"/>
    </style:style>
    <style:style style:name="T3" style:family="text">
      <style:text-properties officeooo:rsid="000c0613"/>
    </style:style>
    <style:style style:name="T4" style:family="text">
      <style:text-properties officeooo:rsid="000c9c2c"/>
    </style:style>
    <style:style style:name="T5" style:family="text">
      <style:text-properties officeooo:rsid="000dcaf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69c76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1b85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69c7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b859" fo:background-color="#ffff00" loext:char-shading-value="0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caf6" style:font-weight-asian="bold" style:font-weight-complex="bold"/>
    </style:style>
    <style:style style:name="T17" style:family="text">
      <style:text-properties fo:font-weight="bold" officeooo:rsid="000e977f" style:font-weight-asian="bold" style:font-weight-complex="bold"/>
    </style:style>
    <style:style style:name="T18" style:family="text">
      <style:text-properties fo:font-weight="bold" officeooo:rsid="000fc867" style:font-weight-asian="bold" style:font-weight-complex="bold"/>
    </style:style>
    <style:style style:name="T19" style:family="text">
      <style:text-properties fo:font-weight="bold" officeooo:rsid="0011b859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e977f" style:font-weight-asian="normal" style:font-weight-complex="normal"/>
    </style:style>
    <style:style style:name="T22" style:family="text">
      <style:text-properties fo:font-weight="normal" officeooo:rsid="000fc867" style:font-weight-asian="normal" style:font-weight-complex="normal"/>
    </style:style>
    <style:style style:name="T23" style:family="text">
      <style:text-properties fo:font-weight="normal" officeooo:rsid="0011b859" style:font-weight-asian="normal" style:font-weight-complex="normal"/>
    </style:style>
    <style:style style:name="T24" style:family="text">
      <style:text-properties fo:font-weight="normal" officeooo:rsid="0014f0be" style:font-weight-asian="normal" style:font-weight-complex="normal"/>
    </style:style>
    <style:style style:name="T25" style:family="text">
      <style:text-properties officeooo:rsid="0012320a" fo:background-color="#ffff00" loext:char-shading-value="0"/>
    </style:style>
    <style:style style:name="T26" style:family="text">
      <style:text-properties officeooo:rsid="001232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файлы:</text:p>
      <text:p text:style-name="P1"/>
      <text:p text:style-name="P1">сrspardlg — задание параметров</text:p>
      <text:p text:style-name="P1">eventframe — рисование импульсов</text:p>
      <text:p text:style-name="P1">libcrs — получение данных от прибора / считывание с диска, анализ данных, запись на диск, гистограммирование</text:p>
      <text:p text:style-name="P1">libmana — основная программа — создание окон, кнопок и т. п.</text:p>
      <text:p text:style-name="P1">Pulseclass — описание классов pulse, event, peak…</text:p>
      <text:p text:style-name="P1">toptions — класс параметров</text:p>
      <text:p text:style-name="P1"/>
      <text:p text:style-name="P3"/>
      <text:p text:style-name="P3">Структура анализа данных (файлы p<text:span text:style-name="T4">ulseclass.</text:span>h и <text:span text:style-name="T4">libcrs</text:span>):</text:p>
      <text:p text:style-name="P3"/>
      <text:p text:style-name="P4">данные декодируются в процедуре <text:span text:style-name="T17">CRS::Decode32 / CRS::Decode2</text:span><text:span text:style-name="T21"> </text:span><text:span text:style-name="T20">и записываются в вектор </text:span><text:span text:style-name="T22"><text:s/></text:span><text:span text:style-name="T18">std::vector&lt;PulseClass2&gt; Vpulses[MAXTRANS]</text:span><text:span text:style-name="T22">. На самом деле это максимум восемь векторов (</text:span><text:span text:style-name="T18">MAXTRANS=8</text:span><text:span text:style-name="T22">) — по числу каналов передачи. Они организованы в кольцевой буфер, </text:span><text:span text:style-name="T18">nvp</text:span><text:span text:style-name="T22"> — счетчик кольцевого буфера. Вектор содержит импульсы (</text:span><text:span text:style-name="T18">PulseClass2</text:span><text:span text:style-name="T22">). Первый и последний импульсы могут быть неполные — на это указывает параметр </text:span><text:span text:style-name="T18">ptype</text:span><text:span text:style-name="T22"> (P_NOSTART или P_NOSTOP).</text:span></text:p>
      <text:p text:style-name="P5"/>
      <text:p text:style-name="P7">В конце процедуры <text:s/><text:span text:style-name="T17">Decode32/</text:span><text:span text:style-name="T15">2 </text:span><text:span text:style-name="T20">вызывается </text:span><text:span text:style-name="T15">CRS::Make_Events</text:span><text:span text:style-name="T20">, которая организует </text:span><text:span text:style-name="T7">импульсы</text:span><text:span text:style-name="T20"> в </text:span><text:span text:style-name="T7">события</text:span><text:span text:style-name="T11">. Событие — (</text:span><text:span text:style-name="T9">class EventClass1</text:span><text:span text:style-name="T11">) — содержит некоторое количество импульсов (</text:span><text:span text:style-name="T9">PulseClass2</text:span><text:span text:style-name="T11">), записанных в вектор </text:span><text:span text:style-name="T9">std::vector &lt;PulseClass2&gt; pulses</text:span><text:span text:style-name="T11">. </text:span><text:span text:style-name="T12">Событие имеет еще два параметра: T — timestamp самого раннего импульса в событии, T0 — точное время прихода самого первого </text:span><text:span text:style-name="T10">стартового</text:span><text:span text:style-name="T13"> </text:span><text:span text:style-name="T12">пика </text:span><text:span text:style-name="T13">(см. </text:span><text:span text:style-name="T10">opt.Start[]</text:span><text:span text:style-name="T13">) </text:span><text:span text:style-name="T12">в событии относительно Т. </text:span><text:span text:style-name="T14">(YK — исправить! Сейчас T0 скорее всего считается относительно старта своего импульса, а не относительно T)</text:span></text:p>
      <text:p text:style-name="P8"/>
      <text:p text:style-name="P9">Процедура <text:span text:style-name="T15">CRS::Event_Insert_Pulse</text:span> добавляет текущий импульс в список <text:s/>событий (<text:span text:style-name="T15">std::list&lt;EventClass1&gt; Levents</text:span>) в зависимости от параметра <text:span text:style-name="T15">opt.coinc_win</text:span>. Если время между приходом импульсов (более точно — время между параметром T события и Tstamp64 текущего импульса) меньше этого параметра, импульсы объединяются в событие, если нет — <text:s/>создается новое событие и туда записывается импульс. NB: время текущего импульса может быть и меньше, чем время последнего события. В этом случае текущий список событий просматривается начиная с конца до его начала и ищется то место, в которое данный импульс будет вставлен. <text:span text:style-name="T26">Т.к. работа модуля организована таким образом, что импульсы могут приходить с существенной задержкой, записывать, анализировать и стирать события необходимо с некоторой задержкой. </text:span><text:span text:style-name="T25">На данный момент это происходит при достижении длины списка событий 10000, после чего первая половина половина событий удаляется. <text:s text:c="2"/></text:span></text:p>
      <text:p text:style-name="P10">!!Нужно изменить!!</text:p>
      <text:p text:style-name="P1"/>
      <text:p text:style-name="P12">Параметр <text:span text:style-name="T15">ev_max</text:span> — при достижении этой длины списка событий <text:s/><text:span text:style-name="T19">Levents</text:span><text:span text:style-name="T23"> </text:span><text:span text:style-name="T20">список анализируется/очищается/сохраняется на диск, начиная с начала списка. При этом в списке оставляется </text:span><text:span text:style-name="T15">ev_min</text:span><text:span text:style-name="T20"> </text:span><text:span text:style-name="T24">последних </text:span><text:span text:style-name="T20">событий, если </text:span><text:span text:style-name="T24">накопление данных (или чтение файла) еще не окончено.</text:span></text:p>
      <text:p text:style-name="P12"/>
      <text:p text:style-name="P12"/>
      <text:p text:style-name="P12"/>
      <text:p text:style-name="P1">class CRS:</text:p>
      <text:p text:style-name="P1"/>
      <text:p text:style-name="P2"><text:span text:style-name="T9">CRS::Detect_device</text:span> — детектирует и инициализирует модуль crs32 или crs2. <text:span text:style-name="T5">Создает тред handle_events_func, который нужен для корректного функционирования процедур библиотеки </text:span><text:soft-page-break/><text:span text:style-name="T5">libusb — для управления модулем.</text:span></text:p>
      <text:p text:style-name="P2"/>
      <text:p text:style-name="P13">CRS::Init_Transfer() <text:span text:style-name="T20">- инициализирует передачу данных через USB — максимум MAXTRANS=8 каналов передачи.</text:span></text:p>
      <text:p text:style-name="P6"/>
      <text:p text:style-name="P13">CRS::Free_Transfer()<text:span text:style-name="T20"> - освобождает передачу данных. Используется только при изменении размера буфера данных.</text:span></text:p>
      <text:p text:style-name="P6"/>
      <text:p text:style-name="P14">CRS::DoStartStop()<text:span text:style-name="T20"> - запускает/останавливает модуль и передачу данных. Перед запуском данных в модуль записываются все параметры.</text:span></text:p>
      <text:p text:style-name="P6"/>
      <text:p text:style-name="P13"><text:span text:style-name="T20">static void </text:span>cback<text:span text:style-name="T20"> — процедура, которая вызывается каждый раз, когда происходит передача буфера через USB. Данные находятся в структуре </text:span><text:span text:style-name="T7">libusb_transfer *</text:span><text:span text:style-name="T6">transfer</text:span><text:span text:style-name="T20">.</text:span></text:p>
      <text:p text:style-name="P15"/>
      <text:p text:style-name="P3">В процедуре <text:s/><text:span text:style-name="T16">cback </text:span><text:span text:style-name="T20">вызывается обработчик данных </text:span><text:span text:style-name="T8">Decode2</text:span><text:span text:style-name="T20"> или </text:span><text:span text:style-name="T8">Decode32</text:span><text:span text:style-name="T11">, а также происходит запись сырых данных на диск через </text:span><text:span text:style-name="T9">gzwrite</text:span><text:span text:style-name="T11">.</text:span></text:p>
      <text:p text:style-name="P15"/>
      <text:p text:style-name="P14">CRS::Decode32 / CRS::Decode2 —<text:span text:style-name="T20"> декодируют данные, записывают их в структуру</text:span></text:p>
      <text:p text:style-name="P15"/>
      <text:p text:style-name="P15"/>
      <text:p text:style-name="P15"/>
      <text:p text:style-name="P11">Все, что ниже — устарело!</text:p>
      <text:p text:style-name="P1"/>
      <text:p text:style-name="P15">BPulses — кольцевой буфер импульсов. Содержит указатели на импульсы. Длина буфера: BP_len. Буфер удаляется и вновь создается в процедуре Reset. Процедура вызывается каждый раз при нажатии кнопки «Старт».</text:p>
      <text:p text:style-name="P15"/>
      <text:p text:style-name="P15">BEvents — такой же кольцевой буфер событий. Содержит указатели на события. <text:s/>Длина буфера: EV_len. Создается и удаляется так же, как и BPulses.</text:p>
      <text:p text:style-name="P15"/>
      <text:p text:style-name="P16">Буфер BPulses заполняется в процедуре <text:span text:style-name="T1">Decode2/Decode32 с помощью ReadPulses2/ReadPulses32. При достижении числа событий, равного BP_save (~10% от <text:s/></text:span>BP_len, <text:span text:style-name="T1">можно изменять в параметрах) подается сигнал SigEvent, который инициирует заполнение буфера </text:span>Bevents <text:span text:style-name="T1">импульсами, которые на данный момент еще не сгруппированы в события. SigEvent вызывает процедуру Make_Event. (В этот момент надо быть уверенным, что предыдущее исполнение Make_Event уже завершилось — </text:span><text:span text:style-name="T2">это еще не сделано</text:span><text:span text:style-name="T1">).</text:span></text:p>
      <text:p text:style-name="P16"/>
      <text:p text:style-name="P17">Рисование событий происходит в независимом треде trd_handle в EventFrame. <text:span text:style-name="T3">Рисуется предпоследнее событие crs→iEV-1, т. к. последнее может быть еще не полны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2" svg:font-family="FreeSans" style:font-family-generic="swiss"/>
    <style:font-face style:name="arial" svg:font-family="arial" style:font-family-generic="swiss"/>
    <style:font-face style:name="Courier" svg:font-family="Courier" style:font-family-generic="modern" style:font-pitch="fixed"/>
    <style:font-face style:name="Chandas" svg:font-family="Chandas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7-04-12T16:34:39.268948303</dc:date>
    <meta:editing-duration>PT3H6M1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568" meta:character-count="4460" meta:non-whitespace-character-count="3880"/>
  </office:meta>
</office:document-meta>
</file>